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5cm" svg:height="1.347cm" svg:x="2.3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395cm" svg:height="1.347cm" svg:x="5.4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2.3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5.4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98cm" svg:y1="5.016cm" svg:x2="5.403cm" svg:y2="5.016cm" draw:start-shape="id1" draw:start-glue-point="10" draw:end-shape="id2" draw:end-glue-point="6" svg:d="M3698 5016h1705" svg:viewBox="0 0 17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8T00:25:36.119054470</dc:date>
    <dc:creator>elucterio </dc:creator>
    <meta:editing-duration>PT52M44S</meta:editing-duration>
    <meta:editing-cycles>25</meta:editing-cycles>
    <meta:generator>LibreOffice/4.2.8.2$Linux_X86_64 LibreOffice_project/420m0$Build-2</meta:generator>
    <meta:document-statistic meta:object-count="9"/>
  </office:meta>
</office:document-meta>
</file>